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Courier" officeooo:rsid="0016a2e4"/>
    </style:style>
    <style:style style:name="P2" style:family="paragraph" style:parent-style-name="Standard">
      <style:paragraph-properties fo:text-align="justify" style:justify-single-word="false"/>
      <style:text-properties style:font-name="Courier" fo:font-weight="normal" officeooo:rsid="0016a2e4" style:font-weight-asian="normal" style:font-weight-complex="normal"/>
    </style:style>
    <style:style style:name="P3" style:family="paragraph" style:parent-style-name="Standard">
      <style:paragraph-properties fo:text-align="justify" style:justify-single-word="false"/>
      <style:text-properties style:font-name="F"/>
    </style:style>
    <style:style style:name="P4" style:family="paragraph" style:parent-style-name="Standard">
      <style:paragraph-properties fo:text-align="justify" style:justify-single-word="false"/>
      <style:text-properties style:font-name="F" officeooo:rsid="0016a2e4"/>
    </style:style>
    <style:style style:name="P5" style:family="paragraph" style:parent-style-name="Standard">
      <style:paragraph-properties fo:text-align="justify" style:justify-single-word="false" fo:break-before="page"/>
      <style:text-properties style:font-name="F" officeooo:rsid="0016a2e4"/>
    </style:style>
    <style:style style:name="P6" style:family="paragraph" style:parent-style-name="Standard">
      <style:paragraph-properties fo:text-align="justify" style:justify-single-word="false"/>
      <style:text-properties style:font-name="F" fo:font-weight="bold" officeooo:rsid="0016a2e4" style:font-weight-asian="bold" style:font-weight-complex="bold"/>
    </style:style>
    <style:style style:name="P7" style:family="paragraph" style:parent-style-name="Standard">
      <style:paragraph-properties fo:text-align="justify" style:justify-single-word="false"/>
      <style:text-properties style:font-name="F" fo:font-style="italic"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style:font-name="F" style:text-underline-style="solid" style:text-underline-width="auto" style:text-underline-color="font-color" officeooo:rsid="0016a2e4"/>
    </style:style>
    <style:style style:name="P9" style:family="paragraph" style:parent-style-name="Standard">
      <style:paragraph-properties fo:text-align="justify" style:justify-single-word="false"/>
      <style:text-properties style:font-name="F" fo:font-style="normal" style:text-underline-style="none" officeooo:rsid="0016a2e4" style:font-style-asian="normal" style:font-style-complex="normal"/>
    </style:style>
    <style:style style:name="P10" style:family="paragraph" style:parent-style-name="Standard">
      <style:paragraph-properties fo:text-align="justify" style:justify-single-word="false"/>
      <style:text-properties style:font-name="F" fo:font-style="normal"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Liberation Mono" officeooo:rsid="0016a2e4"/>
    </style:style>
    <style:style style:name="T1" style:family="text">
      <style:text-properties officeooo:rsid="00174558"/>
    </style:style>
    <style:style style:name="T2" style:family="text">
      <style:text-properties fo:font-weight="bold" style:font-weight-asian="bold" style:font-weight-complex="bold"/>
    </style:style>
    <style:style style:name="T3" style:family="text">
      <style:text-properties officeooo:rsid="001a6770"/>
    </style:style>
    <style:style style:name="T4" style:family="text">
      <style:text-properties officeooo:rsid="001c6b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Instructions conditionnelles.</text:p>
      <text:p text:style-name="P7"/>
      <text:p text:style-name="P10">[a] Comparez ce programme avec max2.sh du TP2. Quelles sont les différences de comportement des deux programmes ? Quels tests effectuez-vous pour vérifier que ce programme est “correct” dans tous les cas de figure possibles ?</text:p>
      <text:p text:style-name="P3"/>
      <text:p text:style-name="P4">→ Premierement, max2.sh du TP3 nous demande deux arguments pour entrer, tandis que celui du TP2 lit les arguments au clavier. Deuxiemement, si les 2 nombres sont egaux, alors le programme max2.sh du TP3 peut nous dire que les deux sont egaux, tandis que le programme du TP2 va nous dire le plus grand est le deuxieme argument.</text:p>
      <text:p text:style-name="P4"/>
      <text:p text:style-name="P4">→ <text:span text:style-name="T1">On peut prendre 3 tests:</text:span></text:p>
      <text:p text:style-name="P2">luunpl@im2ag-turing-01:[~/INF203/TP3]: ./max2.sh 1 3</text:p>
      <text:p text:style-name="P2">3 est plus grand que 1</text:p>
      <text:p text:style-name="P2"/>
      <text:p text:style-name="P2">luunpl@im2ag-turing-01:[~/INF203/TP3]: ./max2.sh 2 4</text:p>
      <text:p text:style-name="P2">4 est plus grand que 2</text:p>
      <text:p text:style-name="P2"/>
      <text:p text:style-name="P2">luunpl@im2ag-turing-01:[~/INF203/TP3]: ./max2.sh 5 5</text:p>
      <text:p text:style-name="P1">les deux entiers 5 et 5 sont egaux</text:p>
      <text:p text:style-name="P1"/>
      <text:p text:style-name="P9">[b] Dans le programme max2err.sh, une erreur a été commise : laquelle ? Cependant, ce programme fonctionne bien pour certaines configurations des données, lesquelles ? En quoi ceci a-t-il un rapport avec la terminologie que nous utilisons : “interpréteur de commandes”</text:p>
      <text:p text:style-name="P8"/>
      <text:p text:style-name="P4">→ <text:span text:style-name="T1">La ligne “elif [ $2 -ploumploum $1 ]” est incorrecte car il n’y a pas de commande -ploumploum. Mais pour le cas les 2 arguments ca marche aussi</text:span></text:p>
      <text:p text:style-name="P4"/>
      <text:p text:style-name="P1">luunpl@im2ag-turing-01:[~/INF203/TP3]: ./max2err.sh 1 2</text:p>
      <text:p text:style-name="P1">./max2err.sh: ligne 6 : [: -ploumploum : opérateur binaire attendu</text:p>
      <text:p text:style-name="P1">les deux entiers 1 et 2 sont egaux</text:p>
      <text:p text:style-name="P1"/>
      <text:p text:style-name="P1">luunpl@im2ag-turing-01:[~/INF203/TP3]: ./max2err.sh 2 2</text:p>
      <text:p text:style-name="P1">./max2err.sh: ligne 6 : [: -ploumploum : opérateur binaire attendu</text:p>
      <text:p text:style-name="P1">les deux entiers 2 et 2 sont egaux</text:p>
      <text:p text:style-name="P4"/>
      <text:p text:style-name="P4">[c] Joignez le texte de max2.sh à votre compte-rendu.</text:p>
      <text:p text:style-name="P4"/>
      <text:p text:style-name="P1">luunpl@im2ag-turing-01:[~/INF203/TP3]: ./max2.sh 1</text:p>
      <text:p text:style-name="P1">2 arguments attendus</text:p>
      <text:p text:style-name="P4"/>
      <text:p text:style-name="P5">#!/bin/bash</text:p>
      <text:p text:style-name="P4"/>
      <text:p text:style-name="P4">if [ $# -ne 2 ]</text:p>
      <text:p text:style-name="P4">then</text:p>
      <text:p text:style-name="P4"><text:s text:c="8"/>echo 2 arguments attendus</text:p>
      <text:p text:style-name="P4"><text:s text:c="8"/>exit 1</text:p>
      <text:p text:style-name="P4">fi</text:p>
      <text:p text:style-name="P4"/>
      <text:p text:style-name="P4">if [ $1 -gt $2 ]</text:p>
      <text:p text:style-name="P4">then</text:p>
      <text:p text:style-name="P4"><text:s text:c="8"/>echo $1 est plus grand que $2 <text:s/></text:p>
      <text:p text:style-name="P4">elif [ $1 -lt $2 ]</text:p>
      <text:p text:style-name="P4">then</text:p>
      <text:p text:style-name="P4"><text:s text:c="8"/>echo $2 est plus grand que $1 <text:s/></text:p>
      <text:p text:style-name="P4">else</text:p>
      <text:p text:style-name="P4"><text:s text:c="8"/>echo les deux entiers $1 et $2 sont egaux</text:p>
      <text:p text:style-name="P4">fi</text:p>
      <text:p text:style-name="P4"/>
      <text:p text:style-name="P6">2.Boucles</text:p>
      <text:p text:style-name="P6"/>
      <text:p text:style-name="P4">[d] Testez cette nouvelle version et joignez le texte à votre compte-rendu.</text:p>
      <text:p text:style-name="P4">#!/bin/bash</text:p>
      <text:p text:style-name="P4"/>
      <text:p text:style-name="P4">mkdir Exec</text:p>
      <text:p text:style-name="P4">for FILE in *</text:p>
      <text:p text:style-name="P4">do</text:p>
      <text:p text:style-name="P4"><text:s text:c="8"/>if <text:s/>[ -f $FILE ]</text:p>
      <text:p text:style-name="P4"><text:s text:c="8"/>then</text:p>
      <text:p text:style-name="P4"><text:s text:c="16"/>if [ -x $FILE ]</text:p>
      <text:p text:style-name="P4"><text:s text:c="16"/>then</text:p>
      <text:p text:style-name="P4"><text:s text:c="24"/>echo "$FILE est un fichier executable"</text:p>
      <text:p text:style-name="P4"><text:s text:c="24"/>cp $FILE Exec</text:p>
      <text:p text:style-name="P4"><text:s text:c="16"/>else</text:p>
      <text:p text:style-name="P4"><text:s text:c="24"/>echo "$FILE est un fichier non executable"</text:p>
      <text:p text:style-name="P4"><text:s text:c="16"/>fi</text:p>
      <text:p text:style-name="P4"><text:s text:c="8"/>fi</text:p>
      <text:p text:style-name="P4"><text:s text:c="8"/>if [ -d $FILE ]</text:p>
      <text:p text:style-name="P4"><text:s text:c="8"/>then</text:p>
      <text:p text:style-name="P4"><text:s text:c="16"/>echo $FILE est un repertoire</text:p>
      <text:p text:style-name="P4"><text:s text:c="8"/>fi</text:p>
      <text:p text:style-name="P4">done</text:p>
      <text:p text:style-name="P4"/>
      <text:p text:style-name="P1">luunpl@im2ag-turing-01:[~/INF203/TP3]: ./description.sh </text:p>
      <text:p text:style-name="P1">description.sh est un fichier executable</text:p>
      <text:p text:style-name="P1">Exec est un repertoire</text:p>
      <text:p text:style-name="P1">instant_suivant.sh est un fichier executable</text:p>
      <text:p text:style-name="P1">max2err.sh est un fichier executable</text:p>
      <text:p text:style-name="P1">max2.sh est un fichier executable</text:p>
      <text:p text:style-name="P1">prefixe.sh est un fichier executable</text:p>
      <text:p text:style-name="P1">test_elem.sh est un fichier executable</text:p>
      <text:p text:style-name="P1"/>
      <text:p text:style-name="P11"><text:soft-page-break/>[e] Quelle(s) commande(s) utilisez-vous pour cel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8T09:14:02.761973650</meta:creation-date>
    <dc:date>2024-02-08T12:12:43.347898501</dc:date>
    <meta:editing-duration>PT58M18S</meta:editing-duration>
    <meta:editing-cycles>1</meta:editing-cycles>
    <meta:document-statistic meta:table-count="0" meta:image-count="0" meta:object-count="0" meta:page-count="3" meta:paragraph-count="66" meta:word-count="425" meta:character-count="2811" meta:non-whitespace-character-count="2206"/>
    <meta:generator>LibreOffice/24.2.0.3$Linux_X86_64 LibreOffice_project/a9077e3fef0a06cb428c7a740a03f33bf70ac6ee</meta:generator>
  </office:meta>
</office:document-meta>
</file>